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Chalkboard" svg:font-family="Chalkboard" style:font-pitch="variable"/>
    <style:font-face style:name="Liberation Sans1" svg:font-family="'Liberation Sans'" style:font-pitch="variable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stroke="solid" svg:stroke-color="#000000" draw:fill="none" draw:fill-color="#ffffff" fo:min-height="3.757cm"/>
    </style:style>
    <style:style style:name="gr2" style:family="graphic" style:parent-style-name="standard">
      <style:graphic-properties draw:stroke="solid" svg:stroke-color="#000000" draw:fill="solid" draw:fill-color="#000000" fo:min-height="0.357cm"/>
    </style:style>
    <style:style style:name="gr3" style:family="graphic" style:parent-style-name="standard">
      <style:graphic-properties draw:stroke="solid" svg:stroke-color="#000000" draw:fill="none" draw:fill-color="#ffffff" fo:min-height="7.826cm"/>
    </style:style>
    <style:style style:name="gr4" style:family="graphic" style:parent-style-name="standard">
      <style:graphic-properties draw:stroke="solid" svg:stroke-color="#000000" draw:fill="none" draw:fill-color="#ffffff" fo:min-height="5.948cm"/>
    </style:style>
    <style:style style:name="gr5" style:family="graphic" style:parent-style-name="standard">
      <style:graphic-properties draw:stroke="solid" svg:stroke-color="#000000" draw:fill="none" draw:fill-color="#ffffff" fo:min-height="2.305cm"/>
    </style:style>
    <style:style style:name="gr6" style:family="graphic" style:parent-style-name="standard">
      <style:graphic-properties draw:stroke="solid" svg:stroke-color="#000000" draw:fill="none" draw:fill-color="#ffffff" fo:min-height="3.131cm"/>
    </style:style>
    <style:style style:name="gr7" style:family="graphic" style:parent-style-name="standard">
      <style:graphic-properties draw:stroke="solid" svg:stroke-color="#000000" draw:fill="none" draw:fill-color="#ffffff" fo:min-height="1.05cm"/>
    </style:style>
    <style:style style:name="gr8" style:family="graphic" style:parent-style-name="standard">
      <style:graphic-properties draw:stroke="solid" svg:stroke-color="#000000" draw:fill="none" draw:fill-color="#ffffff" fo:min-height="7.801cm"/>
    </style:style>
    <style:style style:name="gr9" style:family="graphic" style:parent-style-name="standard">
      <style:graphic-properties draw:stroke="solid" svg:stroke-color="#000000" draw:fill="none" draw:fill-color="#ffffff" fo:min-height="2.605cm"/>
    </style:style>
    <style:style style:name="gr10" style:family="graphic" style:parent-style-name="standard">
      <style:graphic-properties draw:stroke="none" svg:stroke-color="#000000" draw:fill="none" draw:fill-color="#ffffff" fo:min-height="1.25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draw:fill="none" fo:min-height="0.315cm"/>
    </style:style>
    <style:style style:name="P1" style:family="paragraph">
      <loext:graphic-properties draw:fill="none" draw:fill-color="#ffffff"/>
      <style:text-properties fo:font-size="8pt" style:font-size-asian="9pt" style:font-size-complex="9pt"/>
    </style:style>
    <style:style style:name="P2" style:family="paragraph">
      <loext:graphic-properties draw:fill="solid" draw:fill-color="#000000"/>
      <style:text-properties fo:color="#ffffff" fo:font-size="8pt" style:font-size-asian="9pt" style:font-size-complex="9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style:text-properties style:font-name="American Typewriter"/>
    </style:style>
    <style:style style:name="P5" style:family="paragraph">
      <loext:graphic-properties draw:fill="none" draw:fill-color="#ffffff"/>
      <style:text-properties style:font-name="American Typewriter" fo:font-size="28pt"/>
    </style:style>
    <style:style style:name="P6" style:family="paragraph">
      <loext:graphic-properties draw:fill="none"/>
      <style:text-properties fo:font-size="8pt"/>
    </style:style>
    <style:style style:name="T1" style:family="text">
      <style:text-properties fo:font-size="8pt" style:font-size-asian="9pt" style:font-size-complex="9pt"/>
    </style:style>
    <style:style style:name="T2" style:family="text">
      <style:text-properties fo:color="#ffffff" fo:font-size="8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/>
    </style:style>
    <style:style style:name="T5" style:family="text">
      <style:text-properties fo:font-size="28pt"/>
    </style:style>
    <style:style style:name="T6" style:family="text">
      <style:text-properties fo:font-size="11pt" style:text-underline-style="solid" style:text-underline-width="auto" style:text-underline-color="font-colo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cm" svg:height="4.007cm" svg:x="1cm" svg:y="3.945cm">
            <draw:text-box>
              <text:p><text:span text:style-name="T1">create_canvas()</text:span></text:p>
              <text:p><text:span text:style-name="T1">create_canvas('My game title')</text:span></text:p>
              <text:p><text:span text:style-name="T1">create_canvas(canvas_width=1600, </text:span></text:p>
              <text:p><text:span text:style-name="T1"><text:s text:c="4"/></text:span><text:span text:style-name="T1">canvas_height=800)</text:span></text:p>
              <text:p><text:span text:style-name="T1"/></text:p>
              <text:p><text:span text:style-name="T1"># Banners</text:span></text:p>
              <text:p><text:span text:style-name="T1">banner('Welcome')</text:span></text:p>
              <text:p><text:span text:style-name="T1">clear_banner()</text:span></text:p>
              <text:p><text:span text:style-name="T1"/></text:p>
              <text:p><text:span text:style-name="T1"># Display for 1 second</text:span></text:p>
              <text:p><text:span text:style-name="T1">banner('Next level!', 1000)</text:span></text:p>
              <text:p><text:span text:style-name="T1"/></text:p>
            </draw:text-box>
          </draw:frame>
          <draw:frame draw:style-name="gr2" draw:text-style-name="P2" draw:layer="layout" svg:width="6cm" svg:height="0.607cm" svg:x="1cm" svg:y="3.345cm">
            <draw:text-box>
              <text:p><text:span text:style-name="T2">Create canvas &amp; show banners:</text:span></text:p>
            </draw:text-box>
          </draw:frame>
        </draw:g>
        <draw:g>
          <draw:frame draw:style-name="gr3" draw:text-style-name="P1" draw:layer="layout" svg:width="6cm" svg:height="8.076cm" svg:x="7.5cm" svg:y="7.8cm">
            <draw:text-box>
              <text:p><text:span text:style-name="T3"># Define a function then hook up</text:span></text:p>
              <text:p><text:span text:style-name="T3"># to an event...</text:span></text:p>
              <text:p><text:span text:style-name="T3"/></text:p>
              <text:p><text:span text:style-name="T3">when_button1_clicked(fn)</text:span></text:p>
              <text:p><text:span text:style-name="T3">when_button1_dragged(fn)</text:span></text:p>
              <text:p><text:span text:style-name="T3">when_button2_clicked(fn)</text:span></text:p>
              <text:p><text:span text:style-name="T3"/></text:p>
              <text:p><text:span text:style-name="T3">when_key_pressed('w', w_pressed)</text:span></text:p>
              <text:p><text:span text:style-name="T3">when_key_pressed('&lt;Left&gt;', move_left)</text:span></text:p>
              <text:p><text:span text:style-name="T3"/></text:p>
              <text:p><text:span text:style-name="T3">when_mouse_enter(fn)</text:span></text:p>
              <text:p><text:span text:style-name="T3">when_mouse_motion(fn)</text:span></text:p>
              <text:p><text:span text:style-name="T3"/></text:p>
              <text:p><text:span text:style-name="T3"># Event functions look like this...</text:span></text:p>
              <text:p><text:span text:style-name="T3">def move_left():</text:span></text:p>
              <text:p><text:span text:style-name="T3"><text:s text:c="4"/></text:span><text:span text:style-name="T3"># do something</text:span></text:p>
              <text:p><text:span text:style-name="T3"/></text:p>
              <text:p><text:span text:style-name="T3"># To end your game</text:span></text:p>
              <text:p><text:span text:style-name="T3">end_game()</text:span></text:p>
              <text:p><text:span text:style-name="T3"/></text:p>
              <text:p><text:span text:style-name="T3"># Detect keys in a function</text:span></text:p>
              <text:p><text:span text:style-name="T3">if is_key_down('w'):</text:span></text:p>
              <text:p><text:span text:style-name="T3"><text:s text:c="4"/></text:span><text:span text:style-name="T3"># do something</text:span></text:p>
              <text:p><text:span text:style-name="T1"/></text:p>
            </draw:text-box>
          </draw:frame>
          <draw:frame draw:style-name="gr2" draw:text-style-name="P2" draw:layer="layout" svg:width="6cm" svg:height="0.607cm" svg:x="7.5cm" svg:y="7.2cm">
            <draw:text-box>
              <text:p><text:span text:style-name="T2">Events:</text:span></text:p>
            </draw:text-box>
          </draw:frame>
        </draw:g>
        <draw:g>
          <draw:frame draw:style-name="gr4" draw:text-style-name="P1" draw:layer="layout" svg:width="6cm" svg:height="6.198cm" svg:x="14cm" svg:y="8.5cm">
            <draw:text-box>
              <text:p><text:span text:style-name="T1"># Call methods on canvas() to draw...</text:span></text:p>
              <text:p><text:span text:style-name="T1"/></text:p>
              <text:p><text:span text:style-name="T1">canvas().create_oval(0,0, 50, 50)</text:span></text:p>
              <text:p><text:span text:style-name="T1">canvas().create_oval(0,0, 50, 50, fill='red')</text:span></text:p>
              <text:p><text:span text:style-name="T1">canvas().create_oval(0,0, 50, 50, <text:s text:c="2"/></text:span></text:p>
              <text:p><text:span text:style-name="T1"><text:s text:c="4"/></text:span><text:span text:style-name="T1">fill=random_colour())</text:span></text:p>
              <text:p><text:span text:style-name="T1">canvas().create_oval(0,0, 50, 50, </text:span></text:p>
              <text:p><text:span text:style-name="T1"><text:s text:c="4"/></text:span><text:span text:style-name="T1">outline=hsv_to_hex(0.5,1,1))</text:span></text:p>
              <text:p><text:span text:style-name="T1"/></text:p>
              <text:p><text:span text:style-name="T1">canvas().create_line(0,0, 100, 150)</text:span></text:p>
              <text:p><text:span text:style-name="T1">canvas().create_rectangle(0,0, 10, 20)</text:span></text:p>
              <text:p><text:span text:style-name="T1">canvas().create_text(50,50, text='hi!')</text:span></text:p>
              <text:p><text:span text:style-name="T1"/></text:p>
              <text:p><text:span text:style-name="T1"># Convert to a sprite:</text:span></text:p>
              <text:p><text:span text:style-name="T1">circle = canvas().create_oval(0,0, 50, 50,</text:span></text:p>
              <text:p><text:span text:style-name="T1"><text:s text:c="4"/></text:span><text:span text:style-name="T1">fill='red')</text:span></text:p>
              <text:p><text:span text:style-name="T4">sprite = Sprite(circle)</text:span></text:p>
              <text:p><text:span text:style-name="T1"/></text:p>
              <text:p><text:span text:style-name="T1"/></text:p>
            </draw:text-box>
          </draw:frame>
          <draw:frame draw:style-name="gr2" draw:text-style-name="P2" draw:layer="layout" svg:width="6cm" svg:height="0.607cm" svg:x="14cm" svg:y="7.9cm">
            <draw:text-box>
              <text:p><text:span text:style-name="T2">Draw shapes:</text:span></text:p>
            </draw:text-box>
          </draw:frame>
        </draw:g>
        <draw:g>
          <draw:frame draw:style-name="gr5" draw:text-style-name="P3" draw:layer="layout" svg:width="6cm" svg:height="2.555cm" svg:x="7.5cm" svg:y="3.945cm">
            <draw:text-box>
              <text:p><text:span text:style-name="T3"># Define a function then hook up to...</text:span></text:p>
              <text:p><text:span text:style-name="T3"/></text:p>
              <text:p><text:span text:style-name="T3">forever(move_aliens, 50)</text:span></text:p>
              <text:p><text:span text:style-name="T3"># or</text:span></text:p>
              <text:p><text:span text:style-name="T3">future_action(next_level, 60 * 1000)</text:span></text:p>
              <text:p><text:span text:style-name="T1"/></text:p>
            </draw:text-box>
          </draw:frame>
          <draw:frame draw:style-name="gr2" draw:text-style-name="P2" draw:layer="layout" svg:width="6cm" svg:height="0.607cm" svg:x="7.5cm" svg:y="3.345cm">
            <draw:text-box>
              <text:p><text:span text:style-name="T2">Repeated actions:</text:span></text:p>
            </draw:text-box>
          </draw:frame>
        </draw:g>
        <draw:g>
          <draw:frame draw:style-name="gr6" draw:text-style-name="P3" draw:layer="layout" svg:width="6cm" svg:height="3.381cm" svg:x="14cm" svg:y="3.945cm">
            <draw:text-box>
              <text:p><text:span text:style-name="T3"># Where is the mouse?</text:span></text:p>
              <text:p><text:span text:style-name="T3">mouse_x()</text:span></text:p>
              <text:p><text:span text:style-name="T3">mouse_y()</text:span></text:p>
              <text:p><text:span text:style-name="T3"/></text:p>
              <text:p><text:span text:style-name="T3"># What's the mouse touching?</text:span></text:p>
              <text:p><text:span text:style-name="T3">if mouse_touching(sprite):</text:span></text:p>
              <text:p><text:span text:style-name="T3"><text:s text:c="4"/></text:span><text:span text:style-name="T3"># do something</text:span></text:p>
              <text:p><text:span text:style-name="T3">hit = mouse_touching_any(list_sprites):</text:span></text:p>
              <text:p><text:span text:style-name="T3"><text:s text:c="4"/></text:span><text:span text:style-name="T3"># do something with hit</text:span></text:p>
              <text:p><text:span text:style-name="T1"/></text:p>
            </draw:text-box>
          </draw:frame>
          <draw:frame draw:style-name="gr2" draw:text-style-name="P2" draw:layer="layout" svg:width="6cm" svg:height="0.607cm" svg:x="14cm" svg:y="3.345cm">
            <draw:text-box>
              <text:p><text:span text:style-name="T2">Mouse control:</text:span></text:p>
            </draw:text-box>
          </draw:frame>
        </draw:g>
        <draw:g>
          <draw:frame draw:style-name="gr1" draw:text-style-name="P1" draw:layer="layout" svg:width="6cm" svg:height="4.007cm" svg:x="1cm" svg:y="9.2cm">
            <draw:text-box>
              <text:p><text:span text:style-name="T3">world = Struct(score=0, level=1)</text:span></text:p>
              <text:p><text:span text:style-name="T3">world.player = <text:s text:c="4"/></text:span></text:p>
              <text:p><text:span text:style-name="T3"><text:s text:c="4"/></text:span><text:span text:style-name="T3">ImageSprite('my_images/face.gif')</text:span></text:p>
              <text:p><text:span text:style-name="T3">world.aliens = [] # empty list to start</text:span></text:p>
              <text:p><text:span text:style-name="T3">world.aliens.append( ImageSprite... )</text:span></text:p>
              <text:p><text:span text:style-name="T3"/></text:p>
              <text:p><text:span text:style-name="T3">show_variable('Score', world.score)</text:span></text:p>
              <text:p><text:span text:style-name="T3"># or</text:span></text:p>
              <text:p><text:span text:style-name="T3">show_variables([</text:span></text:p>
              <text:p><text:span text:style-name="T3"><text:s text:c="4"/></text:span><text:span text:style-name="T3">('Score', world.score),</text:span></text:p>
              <text:p><text:span text:style-name="T3"><text:s text:c="4"/></text:span><text:span text:style-name="T3">('Level', world.level)</text:span></text:p>
              <text:p><text:span text:style-name="T3">])</text:span></text:p>
            </draw:text-box>
          </draw:frame>
          <draw:frame draw:style-name="gr2" draw:text-style-name="P2" draw:layer="layout" svg:width="6cm" svg:height="0.607cm" svg:x="1cm" svg:y="8.6cm">
            <draw:text-box>
              <text:p><text:span text:style-name="T2">Variables:</text:span></text:p>
            </draw:text-box>
          </draw:frame>
        </draw:g>
        <draw:g>
          <draw:frame draw:style-name="gr7" draw:text-style-name="P3" draw:layer="layout" svg:width="6cm" svg:height="1.3cm" svg:x="1cm" svg:y="14.576cm">
            <draw:text-box>
              <text:p><text:span text:style-name="T3">age = askinteger(title, prompt)</text:span></text:p>
              <text:p><text:span text:style-name="T3">name = askstring(title, prompt)</text:span></text:p>
            </draw:text-box>
          </draw:frame>
          <draw:frame draw:style-name="gr2" draw:text-style-name="P2" draw:layer="layout" svg:width="6cm" svg:height="0.607cm" svg:x="1cm" svg:y="13.976cm">
            <draw:text-box>
              <text:p><text:span text:style-name="T2">User input:</text:span></text:p>
            </draw:text-box>
          </draw:frame>
        </draw:g>
        <draw:g>
          <draw:frame draw:style-name="gr5" draw:text-style-name="P1" draw:layer="layout" svg:width="6cm" svg:height="2.555cm" svg:x="1cm" svg:y="19.6cm">
            <draw:text-box>
              <text:p><text:span text:style-name="T1">sprite = ImageSprite('my_images/face.gif')</text:span></text:p>
              <text:p><text:span text:style-name="T1"/></text:p>
              <text:p><text:span text:style-name="T1">shape = canvas().create_oval(0,0, 40,40)</text:span></text:p>
              <text:p><text:span text:style-name="T1">sprite = Sprite(shape)</text:span></text:p>
              <text:p><text:span text:style-name="T1"/></text:p>
              <text:p><text:span text:style-name="T1">sprite.delete(self)</text:span></text:p>
            </draw:text-box>
          </draw:frame>
          <draw:frame draw:style-name="gr2" draw:text-style-name="P2" draw:layer="layout" svg:width="6cm" svg:height="0.607cm" svg:x="1cm" svg:y="19cm">
            <draw:text-box>
              <text:p><text:span text:style-name="T2">Create a sprite from image or shape:</text:span></text:p>
            </draw:text-box>
          </draw:frame>
        </draw:g>
        <draw:g>
          <draw:frame draw:style-name="gr8" draw:text-style-name="P1" draw:layer="layout" svg:width="6cm" svg:height="8.051cm" svg:x="7.5cm" svg:y="19.6cm">
            <draw:text-box>
              <text:p><text:span text:style-name="T1"># Move right by 10, down by 5 pixels</text:span></text:p>
              <text:p><text:span text:style-name="T1">sprite.move(10, 5)</text:span></text:p>
              <text:p><text:span text:style-name="T1"/></text:p>
              <text:p><text:span text:style-name="T1"># Move to (100,150) from top left</text:span></text:p>
              <text:p><text:span text:style-name="T1">sprite.move_to(100, 150)</text:span></text:p>
              <text:p><text:span text:style-name="T1"># or</text:span></text:p>
              <text:p><text:span text:style-name="T1">sprite.centre()</text:span></text:p>
              <text:p><text:span text:style-name="T1">sprite.move_to_random_pos()</text:span></text:p>
              <text:p><text:span text:style-name="T1"/></text:p>
              <text:p><text:span text:style-name="T1">sprite.move_towards((x, y), steps)</text:span></text:p>
              <text:p><text:span text:style-name="T1">sprite.move_towards(mouse_pos(), 5)</text:span></text:p>
              <text:p><text:span text:style-name="T1">sprite.move_towards(sprite2, 1)</text:span></text:p>
              <text:p><text:span text:style-name="T1"/></text:p>
              <text:p><text:span text:style-name="T1"># Move along a bearing</text:span></text:p>
              <text:p><text:span text:style-name="T1">sprite.move_forward(10)</text:span></text:p>
              <text:p><text:span text:style-name="T1">sprite.turn(90) # clockwise 90 deg</text:span></text:p>
              <text:p><text:span text:style-name="T1">sprite.turn_to(270)</text:span></text:p>
              <text:p><text:span text:style-name="T1"/></text:p>
              <text:p><text:span text:style-name="T1"># Move with speed:</text:span></text:p>
              <text:p><text:span text:style-name="T1">sprite.speed_x = 5</text:span></text:p>
              <text:p><text:span text:style-name="T1">sprite.speed_y = 3</text:span></text:p>
              <text:p><text:span text:style-name="T1">sprite.move_with_speed()</text:span></text:p>
              <text:p><text:span text:style-name="T1">sprite.if_on_edge_bounce()</text:span></text:p>
            </draw:text-box>
          </draw:frame>
          <draw:frame draw:style-name="gr2" draw:text-style-name="P2" draw:layer="layout" svg:width="6cm" svg:height="0.607cm" svg:x="7.5cm" svg:y="19cm">
            <draw:text-box>
              <text:p><text:span text:style-name="T2">Move a sprite:</text:span></text:p>
            </draw:text-box>
          </draw:frame>
        </draw:g>
        <draw:g>
          <draw:frame draw:style-name="gr9" draw:text-style-name="P1" draw:layer="layout" svg:width="6cm" svg:height="2.855cm" svg:x="1cm" svg:y="23.346cm">
            <draw:text-box>
              <text:p><text:span text:style-name="T1">sprite.x</text:span></text:p>
              <text:p><text:span text:style-name="T1">sprite.y</text:span></text:p>
              <text:p><text:span text:style-name="T1"># or</text:span></text:p>
              <text:p><text:span text:style-name="T1">x, y = sprite.pos()</text:span></text:p>
              <text:p><text:span text:style-name="T1"/></text:p>
              <text:p><text:span text:style-name="T1">sprite.width</text:span></text:p>
              <text:p><text:span text:style-name="T1">sprite.height</text:span></text:p>
            </draw:text-box>
          </draw:frame>
          <draw:frame draw:style-name="gr2" draw:text-style-name="P2" draw:layer="layout" svg:width="6cm" svg:height="0.607cm" svg:x="1cm" svg:y="22.746cm">
            <draw:text-box>
              <text:p><text:span text:style-name="T2">Sprite attributes:</text:span></text:p>
            </draw:text-box>
          </draw:frame>
        </draw:g>
        <draw:g>
          <draw:frame draw:style-name="gr1" draw:text-style-name="P3" draw:layer="layout" svg:width="6cm" svg:height="4.007cm" svg:x="14cm" svg:y="19.6cm">
            <draw:text-box>
              <text:p><text:span text:style-name="T3">sprite.pen_down()</text:span></text:p>
              <text:p><text:span text:style-name="T3"># Set colour with hue, 0-255.</text:span></text:p>
              <text:p><text:span text:style-name="T3">sprite.pen_colour(120, s=100, v=100)</text:span></text:p>
              <text:p><text:span text:style-name="T3"># Move to leave a pen trail</text:span></text:p>
              <text:p><text:span text:style-name="T3">sprite.move(50,0)</text:span></text:p>
              <text:p><text:span text:style-name="T3">sprite.pen_up()</text:span></text:p>
              <text:p><text:span text:style-name="T3"/></text:p>
              <text:p><text:span text:style-name="T3">clear_pen()</text:span></text:p>
              <text:p><text:span text:style-name="T3"/></text:p>
              <text:p><text:span text:style-name="T3"># Pen up or down</text:span></text:p>
              <text:p><text:span text:style-name="T3">toggle_pen(self)</text:span></text:p>
              <text:p><text:span text:style-name="T3"/></text:p>
            </draw:text-box>
          </draw:frame>
          <draw:frame draw:style-name="gr2" draw:text-style-name="P2" draw:layer="layout" svg:width="6cm" svg:height="0.607cm" svg:x="14cm" svg:y="19cm">
            <draw:text-box>
              <text:p><text:span text:style-name="T2">Pen drawing:</text:span></text:p>
            </draw:text-box>
          </draw:frame>
        </draw:g>
        <draw:g>
          <draw:frame draw:style-name="gr5" draw:text-style-name="P1" draw:layer="layout" svg:width="6cm" svg:height="2.555cm" svg:x="14cm" svg:y="25.096cm">
            <draw:text-box>
              <text:p><text:span text:style-name="T1">if sprite.touching(another_sprite):</text:span></text:p>
              <text:p><text:span text:style-name="T1"><text:s text:c="4"/></text:span><text:span text:style-name="T1"># do something</text:span></text:p>
              <text:p><text:span text:style-name="T1"/></text:p>
              <text:p><text:span text:style-name="T1">hit = sprite.touching_any(list_of_sprites)</text:span></text:p>
              <text:p><text:span text:style-name="T1">if hit:</text:span></text:p>
              <text:p><text:span text:style-name="T1"><text:s text:c="3"/></text:span><text:span text:style-name="T1"># do something with hit</text:span></text:p>
            </draw:text-box>
          </draw:frame>
          <draw:frame draw:style-name="gr2" draw:text-style-name="P2" draw:layer="layout" svg:width="6cm" svg:height="0.607cm" svg:x="14cm" svg:y="24.496cm">
            <draw:text-box>
              <text:p><text:span text:style-name="T2">Sprite interactions:</text:span></text:p>
            </draw:text-box>
          </draw:frame>
        </draw:g>
        <draw:frame draw:style-name="gr10" draw:text-style-name="P5" draw:layer="layout" svg:width="19cm" svg:height="1.5cm" svg:x="0.8cm" svg:y="17.2cm">
          <draw:text-box>
            <text:p text:style-name="P4"><text:span text:style-name="T5">Sprites</text:span></text:p>
          </draw:text-box>
        </draw:frame>
        <draw:frame draw:style-name="gr10" draw:text-style-name="P5" draw:layer="layout" svg:width="19cm" svg:height="1.839cm" svg:x="0.8cm" svg:y="0.9cm">
          <draw:text-box>
            <text:p text:style-name="P4"><text:span text:style-name="T5">TKGameLib Cheat Sheet</text:span></text:p>
            <text:p text:style-name="P4"><text:span text:style-name="T6"><text:s text:c="7"/></text:span><text:span text:style-name="T6">https://github.com/ericclack/tkgamelib</text:span></text:p>
          </draw:text-box>
        </draw:frame>
        <draw:frame draw:style-name="gr11" draw:text-style-name="P6" draw:layer="layout" svg:width="2.97cm" svg:height="0.963cm" svg:x="17.1cm" svg:y="28.3cm">
          <draw:text-box>
            <text:p><text:span text:style-name="T4"><text:date style:data-style-name="D1" text:date-value="2020-01-12">12/01/20</text:date></text:span></text:p>
          </draw:text-box>
        </draw:frame>
        <draw:frame draw:style-name="gr12" draw:text-style-name="P6" draw:layer="layout" svg:width="1.598cm" svg:height="0.565cm" svg:x="18.7cm" svg:y="28.3cm">
          <draw:text-box>
            <text:p><text:span text:style-name="T4"><text:time style:data-style-name="T1" text:time-value="00:00:00">14:47:22</text:time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Chalkboard" svg:font-family="Chalkboard" style:font-pitch="variable"/>
    <style:font-face style:name="Liberation Sans1" svg:font-family="'Liberation Sans'" style:font-pitch="variable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4:42:37.013522000</meta:creation-date>
    <dc:date>2020-01-12T14:47:21.423137888</dc:date>
    <meta:editing-duration>PT1H4M34S</meta:editing-duration>
    <meta:editing-cycles>11</meta:editing-cycles>
    <meta:generator>LibreOffice/5.1.4.2$MacOSX_X86_64 LibreOffice_project/f99d75f39f1c57ebdd7ffc5f42867c12031db97a</meta:generator>
    <meta:print-date>2017-05-01T15:58:13.318953000</meta:print-date>
    <meta:document-statistic meta:object-count="40"/>
  </office:meta>
</office:document-meta>
</file>